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84d7" officeooo:paragraph-rsid="000a84d7"/>
    </style:style>
    <style:style style:name="P2" style:family="paragraph" style:parent-style-name="Standard">
      <style:text-properties fo:font-weight="bold" officeooo:rsid="000a84d7" officeooo:paragraph-rsid="000a84d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84d7" officeooo:paragraph-rsid="000a84d7" style:font-weight-asian="bold" style:font-weight-complex="bold"/>
    </style:style>
    <style:style style:name="P4" style:family="paragraph" style:parent-style-name="Standard">
      <style:text-properties fo:font-weight="normal" officeooo:rsid="000a84d7" officeooo:paragraph-rsid="000a84d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DAPTAÇÂO</text:p>
      <text:p text:style-name="P1"/>
      <text:p text:style-name="P1">É necessario estar preparado para realizar alterações no projeto de banco de dados tendo o menor impacto possível no seu desempenho.</text:p>
      <text:p text:style-name="P1"/>
      <text:p text:style-name="P2">ANALISE CRITICA</text:p>
      <text:p text:style-name="P1"/>
      <text:p text:style-name="P1">É muito importante se perguntar: será que o banco de dados esta com um desempenho adequado para a finalidade que ele propoe? Ele entrega o que promete?</text:p>
      <text:p text:style-name="P1"/>
      <text:p text:style-name="P2">Predição de problemas</text:p>
      <text:p text:style-name="P1"/>
      <text:p text:style-name="P1">Tentar Prever os problemas antes que eles aconteçam.</text:p>
      <text:p text:style-name="P2"/>
      <text:p text:style-name="P2">ESCALABILIDADE</text:p>
      <text:p text:style-name="P2"/>
      <text:p text:style-name="P1">Nossa aplicação irá crescer em relação ao numero de funcionalidades e no volume de dados. É essencial que projeto do BD preveja esse crescimento da aplicação e devemos estar preparados.</text:p>
      <text:p text:style-name="P1"/>
      <text:p text:style-name="P3">Otimização em Consultas</text:p>
      <text:p text:style-name="P1"/>
      <text:p text:style-name="P2">Trabalhando com indices</text:p>
      <text:p text:style-name="P2"/>
      <text:p text:style-name="P4">Um indice reune valores de uma coluna em order alfabetica ou numerica (por baixo dos panos eles da um jeito de fazer isso) para que o MYSQL possa encontrar um valor determinado mais rapidamente, em vez de procurar linha por linha.</text:p>
      <text:p text:style-name="P4"/>
      <text:p text:style-name="P4">CREATE INDEX nome_indice ON</text:p>
      <text:p text:style-name="P4">table (atributo);</text:p>
      <text:p text:style-name="P4"/>
      <text:p text:style-name="P2">Função Explain</text:p>
      <text:p text:style-name="P4"/>
      <text:p text:style-name="P4">Aplicando ela antes do SELECT retorna um registro contendo a analise do script para aquela tabela consultada.</text:p>
      <text:p text:style-name="P4"/>
      <text:p text:style-name="P4">EXPLAIN SELECT * FROM álbuns;</text:p>
      <text:p text:style-name="P4"/>
      <text:p text:style-name="P4">RESULTADO:</text:p>
      <text:p text:style-name="P4"><text:tab/>-POSSIBLE_KEYS: <text:tab/>mostra os indices disponiveis para serem utilizados naquela consulta;</text:p>
      <text:p text:style-name="P4"><text:tab/>-KEY: mostra o índice escolhido pelo MySQL para realizar a consulta;</text:p>
      <text:p text:style-name="P4"><text:tab/>-ROW: numero estimado de linhas percorridas para encontrar o resultado do select;</text:p>
      <text:p text:style-name="P4"><text:tab/>-EXTRA: sugestões de otimização em indices da consulta, como usar DISTINCT, NOT <text:tab/><text:tab/><text:tab/> <text:s text:c="4"/>EXIST, USING INDEX, ENTRE OUTRAS;</text:p>
      <text:p text:style-name="P4"/>
      <text:p text:style-name="P2">Função Benchmark</text:p>
      <text:p text:style-name="P2"/>
      <text:p text:style-name="P4">Usado para saber quanto tempo uma determinada função ou expressao esta demorando:</text:p>
      <text:p text:style-name="P4"/>
      <text:p text:style-name="P4">SELECT BENCHMARK (10000, ( SELECT col1 FROM <text:tab/>funcionarios LIMIT 1) );</text:p>
      <text:p text:style-name="P4"/>
      <text:p text:style-name="P4">Lembrando que para passar consultas na função BENCHMARK obrigatoriamente a query deve retornar 1 linha com 1 coluna. A função retorna o tempo que levou a consulta.</text:p>
      <text:p text:style-name="P4"><text:soft-page-break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0T20:11:17.552000000</meta:creation-date>
    <dc:date>2021-07-20T20:29:56.101000000</dc:date>
    <meta:editing-duration>PT3M48S</meta:editing-duration>
    <meta:editing-cycles>1</meta:editing-cycles>
    <meta:document-statistic meta:table-count="0" meta:image-count="0" meta:object-count="0" meta:page-count="2" meta:paragraph-count="25" meta:word-count="273" meta:character-count="1750" meta:non-whitespace-character-count="1488"/>
    <meta:generator>LibreOffice/7.1.4.2$Windows_X86_64 LibreOffice_project/a529a4fab45b75fefc5b6226684193eb000654f6</meta:generator>
  </office:meta>
</office:document-meta>
</file>